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2000012F000027120000124ACC67B7DD.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Tabelle1" style:family="table">
      <style:table-properties style:width="8.498cm" table:align="margins"/>
    </style:style>
    <style:style style:name="Tabelle1.A" style:family="table-column">
      <style:table-column-properties style:column-width="2.124cm" style:rel-column-width="16383*"/>
    </style:style>
    <style:style style:name="Tabelle1.D" style:family="table-column">
      <style:table-column-properties style:column-width="2.125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D2" style:family="table-cell" style:data-style-name="N0">
      <style:table-cell-properties style:vertical-align="bottom"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list-style-name="L1"/>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parallel" style:number-wrapped-paragraphs="no-limit" style:wrap-contour="false" style:vertical-pos="from-top" style:vertical-rel="paragraph" style:horizontal-pos="left" style:horizontal-rel="paragraph"/>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2" text:anchor-type="paragraph" svg:x="1.96cm" svg:y="1.244cm" svg:width="4.665cm" svg:height="2.184cm" draw:z-index="0"><draw:image xlink:href="Pictures/2000012F000027120000124ACC67B7DD.svm" xlink:type="simple" xlink:show="embed" xlink:actuate="onLoad"/><draw:contour-polygon svg:width="9.948cm" svg:height="4.628cm" svg:viewBox="0 0 9948 4628" draw:points="5884,25 5831,51 5778,77 5725,104 5065,130 5039,156 5013,183 4036,209 3878,235 3852,262 3852,288 3852,314 3825,340 3825,367 3825,393 3825,419 3245,446 3165,472 3113,498 3033,525 2981,551 2954,577 2901,603 2875,630 2822,656 2796,682 2770,709 2743,735 2717,761 2690,788 2031,814 2031,840 2031,867 2031,893 2031,919 2031,945 2004,972 2004,998 1978,1024 1978,1051 1951,1077 1951,1103 1925,1130 1899,1156 1899,1182 1872,1208 1872,1235 1846,1261 1846,1287 1819,1314 1819,1340 1793,1366 1793,1393 1793,1419 1767,1445 1767,1471 1767,1498 1740,1524 1740,1550 1740,1577 1740,1603 1740,1629 1767,1656 1767,1682 1767,1708 1767,1735 1767,1761 1767,1787 1793,1813 1793,1840 1819,1866 1846,1892 1846,1919 1872,1945 1872,1971 1899,1998 1899,2024 1899,2050 1899,2076 1899,2103 1925,2129 1925,2155 1925,2182 1925,2208 1556,2234 1556,2261 1556,2287 1556,2313 1556,2340 1556,2366 474,2392 315,2418 236,2445 183,2471 130,2497 78,2524 25,2550 25,2576 25,2603 51,2629 25,2655 25,2681 51,2708 25,2734 25,2760 25,2787 25,2813 25,2839 25,2866 25,2892 25,2918 25,2944 25,2971 25,2997 51,3023 51,3050 51,3076 51,3102 78,3129 78,3155 78,3181 78,3208 78,3234 104,3260 104,3286 104,3313 104,3339 130,3365 130,3392 130,3418 130,3444 130,3471 157,3497 157,3523 157,3549 157,3576 157,3602 157,3628 157,3655 157,3681 157,3707 183,3734 183,3760 183,3786 183,3812 183,3839 210,3865 210,3891 210,3918 210,3944 210,3970 236,3997 236,4023 236,4049 236,4076 236,4102 262,4128 262,4154 262,4181 262,4207 289,4233 289,4260 289,4286 289,4312 289,4339 315,4365 315,4391 315,4417 315,4444 315,4470 315,4496 315,4523 315,4549 342,4575 342,4602 342,4628 5065,4628 5145,4602 5145,4575 5145,4549 5171,4523 5171,4496 5171,4470 5171,4444 5752,4417 5857,4391 8549,4365 8549,4339 9367,4312 9394,4286 9394,4260 9420,4233 9420,4207 9420,4181 9446,4154 9446,4128 9446,4102 9446,4076 9446,4049 9446,4023 9446,3997 9446,3970 9446,3944 9446,3918 9446,3891 9446,3865 9446,3839 9446,3812 9446,3786 9446,3760 9446,3734 9446,3707 9473,3681 9499,3655 9499,3628 9525,3602 9525,3576 9552,3549 9552,3523 9578,3497 9605,3471 9631,3444 9657,3418 9657,3392 9684,3365 9684,3339 9710,3313 9737,3286 9763,3260 9763,3234 9789,3208 9789,3181 9816,3155 9842,3129 9869,3102 9895,3076 9895,3050 9921,3023 9921,2997 9948,2971 9948,2944 9948,2918 9948,2892 9948,2866 9948,2839 9948,2813 9895,2787 9842,2760 9737,2734 9657,2708 9578,2681 9473,2655 9420,2629 8259,2603 7150,2576 7098,2550 7045,2524 6992,2497 6939,2471 6754,2445 6754,2418 6623,2392 4960,2366 8760,2340 8760,2313 8760,2287 8787,2261 8787,2234 8787,2208 8813,2182 8813,2155 8813,2129 8813,2103 8813,2076 8813,2050 8813,2024 8813,1998 8813,1971 8813,1945 8813,1919 8813,1892 8813,1866 8813,1840 8813,1813 8813,1787 8813,1761 8813,1735 8813,1708 8839,1682 8866,1656 8866,1629 8892,1603 8918,1577 8918,1550 8945,1524 8971,1498 8998,1471 8998,1445 9024,1419 9024,1393 9050,1366 9077,1340 9103,1314 9130,1287 9130,1261 9156,1235 9156,1208 9182,1182 9209,1156 9235,1130 9235,1103 9262,1077 9262,1051 9288,1024 9314,998 9314,972 9314,945 9341,919 9341,893 9341,867 9341,840 9288,814 9209,788 9156,761 9050,735 8971,709 8892,682 8839,656 8285,630 8285,603 8285,577 8285,551 8259,525 8259,498 8232,472 8232,446 8206,419 8180,393 8180,367 8153,340 8153,314 8100,288 8074,262 8048,235 7995,209 7942,183 7889,156 7810,130 7731,104 7678,77 7573,51 7467,25"/></draw:frame>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text:p text:style-name="Standard"/>
      <table:table table:name="Tabelle1" table:style-name="Tabelle1">
        <table:table-column table:style-name="Tabelle1.A" table:number-columns-repeated="3"/>
        <table:table-column table:style-name="Tabelle1.D"/>
        <table:table-header-rows>
          <table:table-row>
            <table:table-cell table:style-name="Tabelle1.A1" office:value-type="string">
              <text:p text:style-name="Table_20_Heading"/>
            </table:table-cell>
            <table:table-cell table:style-name="Tabelle1.A1" office:value-type="string">
              <text:p text:style-name="Table_20_Heading">assd</text:p>
            </table:table-cell>
            <table:table-cell table:style-name="Tabelle1.A1" office:value-type="string">
              <text:p text:style-name="Table_20_Heading">asasd</text:p>
            </table:table-cell>
            <table:table-cell table:style-name="Tabelle1.D1" office:value-type="string">
              <text:p text:style-name="Table_20_Heading">ddasd</text:p>
            </table:table-cell>
          </table:table-row>
        </table:table-header-rows>
        <table:table-row>
          <table:table-cell table:style-name="Tabelle1.A2" office:value-type="string">
            <text:p text:style-name="Table_20_Contents">ggf</text:p>
          </table:table-cell>
          <table:table-cell table:style-name="Tabelle1.B2" office:value-type="float" office:value="-12">
            <text:p text:style-name="P1">-12</text:p>
          </table:table-cell>
          <table:table-cell table:style-name="Tabelle1.B2" office:value-type="float" office:value="9">
            <text:p text:style-name="P1">9</text:p>
          </table:table-cell>
          <table:table-cell table:style-name="Tabelle1.D2" office:value-type="float" office:value="-8">
            <text:p text:style-name="P1">-8</text:p>
          </table:table-cell>
        </table:table-row>
        <table:table-row>
          <table:table-cell table:style-name="Tabelle1.A2" office:value-type="string">
            <text:p text:style-name="Table_20_Contents">sdfe</text:p>
          </table:table-cell>
          <table:table-cell table:style-name="Tabelle1.B2" office:value-type="float" office:value="34">
            <text:p text:style-name="P1">34</text:p>
          </table:table-cell>
          <table:table-cell table:style-name="Tabelle1.B2" office:value-type="float" office:value="0">
            <text:p text:style-name="P1">0</text:p>
          </table:table-cell>
          <table:table-cell table:style-name="Tabelle1.D2" office:value-type="float" office:value="8">
            <text:p text:style-name="P1">8</text:p>
          </table:table-cell>
        </table:table-row>
        <table:table-row>
          <table:table-cell table:style-name="Tabelle1.A2" office:value-type="string">
            <text:p text:style-name="Table_20_Contents">sdfrt</text:p>
          </table:table-cell>
          <table:table-cell table:style-name="Tabelle1.B2" office:value-type="float" office:value="56">
            <text:p text:style-name="P1">56</text:p>
          </table:table-cell>
          <table:table-cell table:style-name="Tabelle1.B2" office:value-type="float" office:value="-8">
            <text:p text:style-name="P1">-8</text:p>
          </table:table-cell>
          <table:table-cell table:style-name="Tabelle1.D2" office:value-type="float" office:value="81">
            <text:p text:style-name="P1">81</text:p>
          </table:table-cell>
        </table:table-row>
        <table:table-row>
          <table:table-cell table:style-name="Tabelle1.A2" office:value-type="string">
            <text:p text:style-name="Table_20_Contents">sfgh</text:p>
          </table:table-cell>
          <table:table-cell table:style-name="Tabelle1.B2" office:value-type="float" office:value="67">
            <text:p text:style-name="P1">67</text:p>
          </table:table-cell>
          <table:table-cell table:style-name="Tabelle1.B2" office:value-type="float" office:value="7">
            <text:p text:style-name="P1">7</text:p>
          </table:table-cell>
          <table:table-cell table:style-name="Tabelle1.D2" office:value-type="float" office:value="-23">
            <text:p text:style-name="P1">-23</text:p>
          </table:table-cell>
        </table:table-row>
      </table:table>
      <text:p text:style-name="Standard"/>
      <text:p text:style-name="Standard"><draw:frame draw:style-name="fr2" draw:name="Objekt1" text:anchor-type="paragraph" svg:y="7.202cm" svg:width="4.521cm" svg:height="3.955cm" draw:z-index="1"><draw:object xlink:href="./Object 1" xlink:type="simple" xlink:show="embed" xlink:actuate="onLoad" draw:notify-on-update-of-ranges="Tabelle1"/><draw:image xlink:href="./ObjectReplacements/Object 1" xlink:type="simple" xlink:show="embed" xlink:actuate="onLoad"/></draw:frame>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text:list text:style-name="L1">
        <text:list-item>
          <text:p text:style-name="P2">Asda sdasd </text:p>
        </text:list-item>
        <text:list-item>
          <text:p text:style-name="P2">sdfasdfsdf</text:p>
        </text:list-item>
        <text:list-item>
          <text:p text:style-name="P2">sfdasdfasdf</text:p>
        </text:list-item>
        <text:list-item>
          <text:p text:style-name="P2">sdfasdfasdf</text:p>
        </text:list-item>
        <text:list-item>
          <text:p text:style-name="P2">asdfasdfasdf</text:p>
        </text:list-item>
        <text:list-item>
          <text:p text:style-name="P2">sdfasdfasdf</text:p>
        </text:list-item>
        <text:list-item>
          <text:p text:style-name="P2">sadfasdfasdf</text:p>
        </text:list-item>
        <text:list-item>
          <text:p text:style-name="P2">qsdfasdfasdf</text:p>
        </text:list-item>
        <text:list-item>
          <text:p text:style-name="P2">asdfasdf</text:p>
        </text:list-item>
        <text:list-item>
          <text:p text:style-name="P2">asdfasdf</text:p>
        </text:list-item>
        <text:list-item>
          <text:p text:style-name="P2">sdfsdfa</text:p>
        </text:list-item>
        <text:list-item>
          <text:p text:style-name="P2">dfadsfd</text:p>
        </text:list-item>
        <text:list-item>
          <text:p text:style-name="P2">sdfadsf</text:p>
        </text:list-item>
        <text:list-item>
          <text:p text:style-name="P2">sdfadsf</text:p>
        </text:list-item>
        <text:list-item>
          <text:p text:style-name="P2">dasfasdf</text:p>
        </text:list-item>
        <text:list-item>
          <text:p text:style-name="P2">sdfasdf</text:p>
        </text:list-item>
        <text:list-item>
          <text:p text:style-name="P2">asdfasdf</text:p>
        </text:list-item>
        <text:list-item>
          <text:p text:style-name="P2">asdfa</text:p>
        </text:list-item>
        <text:list-item>
          <text:p text:style-name="P2">sdfsdf</text:p>
        </text:list-item>
        <text:list-item>
          <text:p text:style-name="P2">dfsgsdfg</text:p>
        </text:list-item>
        <text:list-item>
          <text:p text:style-name="P2">dsfasdf</text:p>
        </text:list-item>
        <text:list-item>
          <text:p text:style-name="P2">sdfa</text:p>
        </text:list-item>
        <text:list-item>
          <text:p text:style-name="P2">sdfasdf</text:p>
        </text:list-item>
        <text:list-item>
          <text:p text:style-name="P2">dsfadsfads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de" fo:country="DE" style:font-name-asian="Andale Sans UI" style:font-size-asian="12pt" style:language-asian="none" style:country-asian="none" style:font-name-complex="Tahoma"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2cm" style:writing-mode="page"/>
      <style:text-properties fo:color="#000000" fo:font-size="12pt" fo:language="de" fo:country="DE"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Win32 OpenOffice.org_project/680m65$Build-8850</meta:generator>
    <meta:initial-creator>Thorsten Ziehm</meta:initial-creator>
    <meta:creation-date>1998-07-26T14:38:47</meta:creation-date>
    <dc:creator>Helge Delfs</dc:creator>
    <dc:date>2004-12-10T11:11:56</dc:date>
    <dc:language>de-DE</dc:language>
    <meta:editing-cycles>3</meta:editing-cycles>
    <meta:editing-duration>PT8M5S</meta:editing-duration>
    <meta:user-defined meta:name="Info 0"/>
    <meta:user-defined meta:name="Info 1"/>
    <meta:user-defined meta:name="Info 2"/>
    <meta:user-defined meta:name="Info 3"/>
    <meta:document-statistic meta:table-count="1" meta:image-count="1" meta:object-count="1" meta:page-count="1" meta:paragraph-count="45" meta:word-count="398" meta:character-count="26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solid" draw:fill-color="#ffffff"/>
    </style:style>
    <style:style style:name="ch2" style:family="chart">
      <style:chart-properties style:direction="ltr"/>
      <style:graphic-properties draw:stroke="none" svg:stroke-width="0cm" svg:stroke-color="#000000" draw:fill="none" draw:fill-color="#ffffff"/>
      <style:text-properties fo:color="#000000" fo:font-family="Arial" style:font-family-generic="swiss" style:font-pitch="variable" fo:font-size="8pt" style:font-family-asian="'Andale Sans UI'" style:font-pitch-asian="variable" style:font-size-asian="13pt" style:font-family-complex="Tahoma" style:font-pitch-complex="variable" style:font-size-complex="13pt" style:text-scale="0%"/>
    </style:style>
    <style:style style:name="ch3" style:family="chart">
      <style:graphic-properties draw:stroke="solid" svg:stroke-width="0cm" svg:stroke-color="#000000" draw:fill="none" draw:fill-color="#000000"/>
      <style:text-properties fo:color="#000000" fo:font-family="Arial" style:font-family-generic="swiss" style:font-pitch="variable" fo:font-size="4pt" style:font-family-asian="'Andale Sans UI'" style:font-pitch-asian="variable" style:font-size-asian="6pt" style:font-family-complex="Tahoma" style:font-pitch-complex="variable" style:font-size-complex="6pt" style:text-scale="0%"/>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family-generic="swiss" style:font-pitch="variable" fo:font-size="4pt" style:font-family-asian="'Andale Sans UI'" style:font-pitch-asian="variable" style:font-size-asian="7pt" style:font-family-complex="Tahoma" style:font-pitch-complex="variable" style:font-size-complex="7pt" style:text-scale="0%"/>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color="#000000" fo:font-family="Arial" style:font-family-generic="swiss" style:font-pitch="variable" fo:font-size="4pt" style:font-family-asian="'Andale Sans UI'" style:font-pitch-asian="variable" style:font-size-asian="7pt" style:font-family-complex="Tahoma" style:font-pitch-complex="variable" style:font-size-complex="7pt" style:text-scale="0%"/>
    </style:style>
    <style:style style:name="ch7" style:family="chart">
      <style:graphic-properties draw:stroke="solid" svg:stroke-width="0cm" svg:stroke-color="#00000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0099ff"/>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ff3366"/>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666666"/>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33cc66"/>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12" style:family="chart">
      <style:graphic-properties draw:stroke="none" svg:stroke-width="0cm" svg:stroke-color="#000000" draw:fill="none" draw:fill-color="#ffffff"/>
    </style:style>
    <style:style style:name="ch13" style:family="chart">
      <style:graphic-properties draw:stroke="none" svg:stroke-width="0cm" svg:stroke-color="#000000" draw:fill="solid" draw:fill-color="#999999"/>
    </style:style>
  </office:automatic-styles>
  <office:body>
    <office:chart>
      <chart:chart svg:width="4.52cm" svg:height="3.954cm" chart:class="chart:bar" chart:style-name="ch1">
        <chart:title svg:x="1.73cm" svg:y="0.078cm" chart:style-name="ch2">
          <text:p>Tabelle1</text:p>
        </chart:title>
        <chart:legend chart:legend-position="end" svg:x="3.875cm" svg:y="1.543cm" chart:style-name="ch3"/>
        <chart:plot-area chart:style-name="ch4" svg:x="0.089cm" svg:y="0.603cm" svg:width="3.606cm" svg:height="3.272cm">
          <chart:axis chart:dimension="x" chart:name="primary-x" chart:style-name="ch5">
            <chart:categories table:cell-range-address="local-table.A2:.A4"/>
          </chart:axis>
          <chart:axis chart:dimension="y" chart:name="primary-y" chart:style-name="ch6">
            <chart:grid chart:style-name="ch7" chart:class="major"/>
          </chart:axis>
          <chart:series chart:values-cell-range-address="local-table.B2:.B4" chart:label-cell-address="local-table.B1" chart:style-name="ch8">
            <chart:data-point chart:repeated="3"/>
          </chart:series>
          <chart:series chart:values-cell-range-address="local-table.C2:.C4" chart:label-cell-address="local-table.C1" chart:style-name="ch9">
            <chart:data-point chart:repeated="3"/>
          </chart:series>
          <chart:series chart:values-cell-range-address="local-table.D2:.D4" chart:label-cell-address="local-table.D1" chart:style-name="ch10">
            <chart:data-point chart:repeated="3"/>
          </chart:series>
          <chart:series chart:values-cell-range-address="local-table.E2:.E4" chart:label-cell-address="local-table.E1"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ssd</text:p>
              </table:table-cell>
              <table:table-cell office:value-type="string">
                <text:p>asasd</text:p>
              </table:table-cell>
              <table:table-cell office:value-type="string">
                <text:p>ddasd</text:p>
              </table:table-cell>
            </table:table-row>
          </table:table-header-rows>
          <table:table-rows>
            <table:table-row>
              <table:table-cell office:value-type="string">
                <text:p>ggf</text:p>
              </table:table-cell>
              <table:table-cell office:value-type="float" office:value="-12">
                <text:p>-12</text:p>
              </table:table-cell>
              <table:table-cell office:value-type="float" office:value="9">
                <text:p>9</text:p>
              </table:table-cell>
              <table:table-cell office:value-type="float" office:value="-8">
                <text:p>-8</text:p>
              </table:table-cell>
            </table:table-row>
            <table:table-row>
              <table:table-cell office:value-type="string">
                <text:p>sdfe</text:p>
              </table:table-cell>
              <table:table-cell office:value-type="float" office:value="34">
                <text:p>34</text:p>
              </table:table-cell>
              <table:table-cell office:value-type="float" office:value="0">
                <text:p>0</text:p>
              </table:table-cell>
              <table:table-cell office:value-type="float" office:value="8">
                <text:p>8</text:p>
              </table:table-cell>
            </table:table-row>
            <table:table-row>
              <table:table-cell office:value-type="string">
                <text:p>sdfrt</text:p>
              </table:table-cell>
              <table:table-cell office:value-type="float" office:value="56">
                <text:p>56</text:p>
              </table:table-cell>
              <table:table-cell office:value-type="float" office:value="-8">
                <text:p>-8</text:p>
              </table:table-cell>
              <table:table-cell office:value-type="float" office:value="81">
                <text:p>81</text:p>
              </table:table-cell>
            </table:table-row>
            <table:table-row>
              <table:table-cell office:value-type="string">
                <text:p>sfgh</text:p>
              </table:table-cell>
              <table:table-cell office:value-type="float" office:value="67">
                <text:p>67</text:p>
              </table:table-cell>
              <table:table-cell office:value-type="float" office:value="7">
                <text:p>7</text:p>
              </table:table-cell>
              <table:table-cell office:value-type="float" office:value="-23">
                <text:p>-23</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number="urn:oasis:names:tc:opendocument:xmlns:datastyle:1.0" xmlns:svg="http://www.w3.org/2000/svg"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